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514in"/>
    </style:style>
    <style:style style:name="Table1.B" style:family="table-column">
      <style:table-column-properties style:column-width="1.8229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6514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0.8792in"/>
    </style:style>
    <style:style style:name="Table1.G" style:family="table-column">
      <style:table-column-properties style:column-width="0.7785in"/>
    </style:style>
    <style:style style:name="Table1.H" style:family="table-column">
      <style:table-column-properties style:column-width="0.954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1pt solid #000000"/>
    </style:style>
    <style:style style:name="Table1.H3" style:family="table-cell">
      <style:table-cell-properties style:vertical-align="middle" fo:padding="0.0382in" fo:border-left="0.05pt solid #000000" fo:border-right="0.05pt solid #000000" fo:border-top="none" fo:border-bottom="1pt solid #000000"/>
    </style:style>
    <style:style style:name="Table1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5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1.3366in" style:type="center"/>
          <style:tab-stop style:position="5.3126in" style:type="center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6" style:family="paragraph" style:parent-style-name="Standard">
      <style:paragraph-properties fo:text-align="start" style:justify-single-word="false">
        <style:tab-stops>
          <style:tab-stop style:position="2.6654in" style:type="right" style:leader-style="dotted" style:leader-text="."/>
          <style:tab-stop style:position="3.4598in" style:type="right" style:leader-style="dotted" style:leader-text="."/>
          <style:tab-stop style:position="4.4402in" style:type="right" style:leader-style="dotted" style:leader-text="."/>
          <style:tab-stop style:position="5.3in" style:type="right" style:leader-style="dotted" style:leader-text="."/>
          <style:tab-stop style:position="5.95in" style:type="right" style:leader-style="dotted" style:leader-text=".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text-align="start" style:justify-single-word="false">
        <style:tab-stops>
          <style:tab-stop style:position="5.3in" style:type="right" style:leader-style="dotted" style:leader-text=".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71in" style:type="center"/>
          <style:tab-stop style:position="3.4201in" style:type="center"/>
          <style:tab-stop style:position="5.9291in" style:type="center"/>
        </style:tab-stops>
      </style:paragraph-properties>
      <style:text-properties style:font-name="Times New Roman"/>
    </style:style>
    <style:style style:name="P9" style:family="paragraph" style:parent-style-name="Standard">
      <style:paragraph-properties fo:text-align="start" style:justify-single-word="false">
        <style:tab-stops>
          <style:tab-stop style:position="1.0071in" style:type="center"/>
          <style:tab-stop style:position="3.4201in" style:type="center"/>
          <style:tab-stop style:position="5.9291in" style:type="center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name-complex="Times New Roman" style:font-size-complex="12pt" style:font-style-complex="italic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Times New Roman" fo:font-size="12pt" style:font-size-asian="12pt" style:font-name-complex="Times New Roman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style:font-size-asian="12pt" style:font-name-complex="Times New Roman" style:font-size-complex="12pt" style:font-style-complex="italic"/>
    </style:style>
    <style:style style:name="T3" style:family="text">
      <style:text-properties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2pt" style:font-size-asian="12pt" style:font-name-complex="Times New Roman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UBND TỈNH <text:span text:style-name="T4">TRÀ VINH</text:span><text:tab/>Ban hành theo QĐ số: 1141-TC/QĐ/CĐKT</text:p>
      <text:p text:style-name="P2"><text:tab/>CÔNG TY TNHH XỔ SỐ KIẾN THIẾT<text:tab/>Ngày 1-11-1995 của bộ Tài chính</text:p>
      <text:p text:style-name="P2"/>
      <text:p text:style-name="P2"/>
      <text:p text:style-name="P3">PHIẾU NHẬP KHO</text:p>
      <text:p text:style-name="P4">Ngày <text:span text:style-name="T5"><text:placeholder text:placeholder-type="text">&lt;o.date[8:10]&gt;</text:placeholder></text:span> tháng <text:span text:style-name="T5"><text:placeholder text:placeholder-type="text">&lt;o.date[5:7]&gt;</text:placeholder></text:span> năm <text:span text:style-name="T5"><text:placeholder text:placeholder-type="text">&lt;o.date[:4]&gt;</text:placeholder></text:span></text:p>
      <text:p text:style-name="P4"/>
      <text:p text:style-name="P5">Họ tên người giao hàng:</text:p>
      <text:p text:style-name="P6">Theo:<text:tab/>số<text:tab/>ngày<text:tab/>tháng<text:tab/>năm<text:tab/></text:p>
      <text:p text:style-name="P7">Của<text:tab/></text:p>
      <text:p text:style-name="P5">Nhập tại kho: <text:span text:style-name="T1"><text:placeholder text:placeholder-type="text">&lt;o.location_dest_id.name&gt;</text:placeholder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Tên, nhãn hiệu, quy cách phẩm chất vật tư (Sản phẩm hàng hóa)</text:p>
          </table:table-cell>
          <table:table-cell table:style-name="Table1.A1" table:number-rows-spanned="2" office:value-type="string">
            <text:p text:style-name="P12">Mã số</text:p>
          </table:table-cell>
          <table:table-cell table:style-name="Table1.A1" table:number-rows-spanned="2" office:value-type="string">
            <text:p text:style-name="P12">Đơn vị tính</text:p>
          </table:table-cell>
          <table:table-cell table:style-name="Table1.A1" table:number-columns-spanned="2" office:value-type="string">
            <text:p text:style-name="P12">Số lượng</text:p>
          </table:table-cell>
          <table:covered-table-cell/>
          <table:table-cell table:style-name="Table1.A1" table:number-rows-spanned="2" office:value-type="string">
            <text:p text:style-name="P12">Đơn giá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2">Yêu cầu</text:p>
          </table:table-cell>
          <table:table-cell table:style-name="Table1.E2" office:value-type="string">
            <text:p text:style-name="P12">Thực nhập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">A</text:p>
          </table:table-cell>
          <table:table-cell table:style-name="Table1.A3" office:value-type="string">
            <text:p text:style-name="P12">B</text:p>
          </table:table-cell>
          <table:table-cell table:style-name="Table1.A3" office:value-type="string">
            <text:p text:style-name="P12">C</text:p>
          </table:table-cell>
          <table:table-cell table:style-name="Table1.A3" office:value-type="string">
            <text:p text:style-name="P12">D</text:p>
          </table:table-cell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2">3</text:p>
          </table:table-cell>
          <table:table-cell table:style-name="Table1.H3" office:value-type="string">
            <text:p text:style-name="P12">4</text:p>
          </table:table-cell>
        </table:table-row>
        <table:table-row>
          <table:table-cell table:style-name="Table1.A4" table:number-columns-spanned="8" office:value-type="string">
            <text:p text:style-name="P13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0"><text:placeholder text:placeholder-type="text">&lt;sequence+1&gt;</text:placeholder></text:p>
          </table:table-cell>
          <table:table-cell table:style-name="Table1.A5" office:value-type="string">
            <text:p text:style-name="P10"><text:placeholder text:placeholder-type="text">&lt;line.product_id.name&gt;</text:placeholder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><text:placeholder text:placeholder-type="text">&lt;line.product_uom.name&gt;</text:placeholder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1"><text:placeholder text:placeholder-type="text">&lt;line.product_qty&gt;</text:placeholder></text:p>
          </table:table-cell>
          <table:table-cell table:style-name="Table1.A5" office:value-type="string">
            <text:p text:style-name="P12"/>
          </table:table-cell>
          <table:table-cell table:style-name="Table1.A4" office:value-type="string">
            <text:p text:style-name="P12"/>
          </table:table-cell>
        </table:table-row>
        <table:table-row>
          <table:table-cell table:style-name="Table1.A6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ỘN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<text:placeholder text:placeholder-type="text">&lt;get_tong(o.move_lines)&gt;</text:placeholder></text:p>
          </table:table-cell>
          <table:table-cell table:style-name="Table1.A1" office:value-type="string">
            <text:p text:style-name="P12"/>
          </table:table-cell>
          <table:table-cell table:style-name="Table1.H1" office:value-type="string">
            <text:p text:style-name="P12"/>
          </table:table-cell>
        </table:table-row>
      </table:table>
      <text:p text:style-name="P5"/>
      <text:p text:style-name="P5">Tổng số vé (viết bằng chữ): <text:span text:style-name="T5"><text:placeholder text:placeholder-type="text">&lt;convert(get_tong(o.move_lines))&gt;</text:placeholder></text:span></text:p>
      <text:p text:style-name="P5"/>
      <text:p text:style-name="P5"/>
      <text:p text:style-name="P5"/>
      <text:p text:style-name="P8"><text:tab/><text:span text:style-name="T1">Giám đốc<text:tab/>Người giao hàng<text:tab/>Thủ kho</text:span></text:p>
      <text:p text:style-name="P9"><text:tab/>(Ký, họ tên)<text:tab/>(Ký, họ tên)<text:tab/>(Ký, họ tê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3T17:14:30</meta:creation-date>
    <dc:date>2016-03-18T09:16:22</dc:date>
    <dc:creator>tien </dc:creator>
    <meta:editing-duration>PT43M9S</meta:editing-duration>
    <meta:editing-cycles>39</meta:editing-cycles>
    <meta:generator>LibreOffice/3.5$Linux_X86_64 LibreOffice_project/350m1$Build-2</meta:generator>
    <meta:document-statistic meta:table-count="1" meta:image-count="0" meta:object-count="0" meta:page-count="1" meta:paragraph-count="36" meta:word-count="118" meta:character-count="702" meta:non-whitespace-character-count="614"/>
  </office:meta>
</office:document-meta>
</file>